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900000462D060AA51F0C32651.png" manifest:media-type="image/png"/>
  <manifest:file-entry manifest:full-path="Pictures/100037FE000129600001A4C0BCCEBF066D9A6D35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6.881cm" svg:x="1.083cm" svg:y="1.465cm">
          <draw:image xlink:href="Pictures/100037FE000129600001A4C0BCCEBF066D9A6D35.pdf" xlink:type="simple" xlink:show="embed" xlink:actuate="onLoad" draw:mime-type="application/pdf">
            <text:p/>
          </draw:image>
          <draw:image xlink:href="Pictures/100000000000031900000462D060AA51F0C3265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6-09T22:12:14.628511656</meta:creation-date>
    <dc:date>2020-06-09T22:12:52.452546513</dc:date>
    <meta:editing-duration>PT39S</meta:editing-duration>
    <meta:editing-cycles>1</meta:editing-cycles>
    <meta:document-statistic meta:object-count="1"/>
    <meta:generator>LibreOfficeDev/7.1.0.0.alpha0$Linux_X86_64 LibreOffice_project/db0669653444c604bf201115bddb6dc51e2c6980</meta:generator>
  </office:meta>
</office:document-meta>
</file>